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Medium" svg:font-family="'Open Sans Medium'" style:font-family-generic="swiss"/>
  </office:font-face-decls>
  <office:automatic-styles>
    <style:style style:name="P1" style:family="paragraph" style:parent-style-name="Text_20_body">
      <style:text-properties officeooo:rsid="000e72fd" officeooo:paragraph-rsid="000e72fd"/>
    </style:style>
    <style:style style:name="P2" style:family="paragraph" style:parent-style-name="Text_20_body">
      <style:text-properties officeooo:rsid="00107712" officeooo:paragraph-rsid="00107712"/>
    </style:style>
    <style:style style:name="P3" style:family="paragraph" style:parent-style-name="Text_20_body">
      <style:text-properties officeooo:rsid="00107712" officeooo:paragraph-rsid="00107712" loext:padding="0in" loext:border="none"/>
    </style:style>
    <style:style style:name="P4" style:family="paragraph" style:parent-style-name="Text_20_body">
      <style:text-properties officeooo:paragraph-rsid="00107712"/>
    </style:style>
    <style:style style:name="P5" style:family="paragraph" style:parent-style-name="Text_20_body">
      <style:text-properties officeooo:rsid="00119968" officeooo:paragraph-rsid="00119968" loext:padding="0in" loext:border="none"/>
    </style:style>
    <style:style style:name="T1" style:family="text">
      <style:text-properties officeooo:rsid="000d727c"/>
    </style:style>
    <style:style style:name="T2" style:family="text">
      <style:text-properties officeooo:rsid="000ec068"/>
    </style:style>
    <style:style style:name="T3" style:family="text">
      <style:text-properties officeooo:rsid="00107712"/>
    </style:style>
    <style:style style:name="T4" style:family="text">
      <style:text-properties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BM <text:span text:style-name="T1">Cloud </text:span>Translator</text:h>
      <text:p text:style-name="P1">Getting Started <text:a xlink:type="simple" xlink:href="https://cloud.ibm.com/docs/language-translator?topic=language-translator-gettingstarted#getting-started-tutorial" text:style-name="Internet_20_link" text:visited-style-name="Visited_20_Internet_20_Link">Tutorial</text:a></text:p>
      <text:p text:style-name="Text_20_body"><text:a xlink:type="simple" xlink:href="https://cloud.ibm.com/apidocs/language-translator" text:style-name="Internet_20_link" text:visited-style-name="Visited_20_Internet_20_Link"><text:span text:style-name="T2">Language Translator</text:span></text:a></text:p>
      <text:p text:style-name="P4"><text:span text:style-name="T3">Endpoint: </text:span></text:p>
      <text:p text:style-name="P4"><text:a xlink:type="simple" xlink:href="https://api.us-east.language-translator.watson.cloud.ibm.com/instances/de8a9ad3-25c8-4c1f-b4b3-22eee7f55853" text:style-name="Internet_20_link" text:visited-style-name="Visited_20_Internet_20_Link"><text:span text:style-name="T4">https://api.us-east.language-translator.watson.cloud.ibm.com/instances/de8a9ad3-25c8-4c1f-b4b3-22eee7f55853</text:span></text:a></text:p>
      <text:p text:style-name="P4"><text:span text:style-name="T4"/></text:p>
      <text:p text:style-name="P2"><text:span text:style-name="T4">API Key:</text:span></text:p>
      <text:p text:style-name="P3">ENftXvTcCVMaYEW5tjKV0gKbUxbLSm_7p_siP89_ciNb</text:p>
      <text:p text:style-name="P3"><text:span text:style-name="T4"/></text:p>
      <text:p text:style-name="P5">Authentication <text:a xlink:type="simple" xlink:href="https://cloud.ibm.com/docs/watson?topic=watson-iam" text:style-name="Internet_20_link" text:visited-style-name="Visited_20_Internet_20_Link">doc</text:a>. <text:a xlink:type="simple" xlink:href="https://cloud.ibm.com/docs/account?topic=account-iamtoken_from_apikey" text:style-name="Internet_20_link" text:visited-style-name="Visited_20_Internet_20_Link">AIM authentication tokens</text:a> should be used for production code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Medium" svg:font-family="'Open Sans Medium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Open Sans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Open Sans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Open Sans Medium" fo:font-family="'Open Sans Medium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Open Sans Medium" fo:font-family="'Open Sans Medium'" style:font-family-generic="swiss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 Medium" fo:font-family="'Open Sans Medium'" style:font-family-generic="swiss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17:48:55.160731827</meta:creation-date>
    <dc:date>2022-03-22T16:26:11.946325719</dc:date>
    <meta:editing-duration>PT6M37S</meta:editing-duration>
    <meta:editing-cycles>5</meta:editing-cycles>
    <meta:generator>LibreOffice/7.2.5.2$Linux_X86_64 LibreOffice_project/20$Build-2</meta:generator>
    <meta:document-statistic meta:table-count="0" meta:image-count="0" meta:object-count="0" meta:page-count="1" meta:paragraph-count="8" meta:word-count="24" meta:character-count="313" meta:non-whitespace-character-count="296"/>
  </office:meta>
</office:document-meta>
</file>